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" style:family="paragraph">
      <loext:graphic-properties draw:fill="solid" draw:fill-color="#f0e68c"/>
    </style:style>
    <style:style style:name="P5" style:family="paragraph">
      <loext:graphic-properties draw:fill="solid" draw:fill-color="#e0ffff"/>
    </style:style>
    <style:style style:name="P6" style:family="paragraph">
      <loext:graphic-properties draw:fill="solid" draw:fill-color="#ffe4c4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loext:graphic-properties draw:fill="solid" draw:fill-color="#add8e6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draw:textarea-vertical-align="middle" fo:min-height="0.73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="solid" draw:fill-color="#f0e68c" draw:textarea-horizontal-align="justify" draw:textarea-vertical-align="middle" draw:auto-grow-height="false" fo:min-height="1.496cm" fo:min-width="2.30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="none" draw:fill-color="#ffffff" draw:textarea-vertical-align="middle" fo:min-height="0.73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="solid" draw:fill-color="#e0ffff" draw:textarea-horizontal-align="justify" draw:textarea-vertical-align="middle" draw:auto-grow-height="false" fo:min-height="1.778cm" fo:min-width="2.667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="none" draw:fill-color="#ffffff" draw:textarea-vertical-align="middle" fo:min-height="0.73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="solid" draw:fill-color="#ffe4c4" draw:textarea-horizontal-align="justify" draw:textarea-vertical-align="middle" draw:auto-grow-height="false" fo:min-height="2.752cm" fo:min-width="3.64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fill="none" draw:fill-color="#ffffff" draw:textarea-vertical-align="middle" fo:min-height="0.73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solid" draw:fill-color="#729fcf" draw:textarea-vertical-align="middle" fo:min-height="0.81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="solid" draw:fill-color="#add8e6" draw:textarea-horizontal-align="justify" draw:textarea-vertical-align="middle" draw:auto-grow-height="false" fo:min-height="2.695cm" fo:min-width="4.498cm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Text Frame 1" draw:style-name="gr9" draw:text-style-name="P8" svg:width="2.313cm" svg:height="0.816cm" draw:transform="rotate (1.5707963267949) translate (5.86845833333333cm 5.13997222222222cm)"><draw:text-box><text:p text:style-name="P7"><text:span text:style-name="T2">MCP Client</text:span></text:p></draw:text-box></draw:frame><draw:custom-shape text:anchor-type="paragraph" draw:z-index="0" draw:name="Shape 1" draw:style-name="gr10" draw:text-style-name="P9" svg:width="4.788cm" svg:height="2.985cm" svg:x="2.06cm" svg:y="2.5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Text Frame 3" draw:style-name="gr8" draw:text-style-name="P3" svg:width="2.068cm" svg:height="0.735cm" svg:x="3.037cm" svg:y="3.616cm"><draw:text-box><text:p text:style-name="P2"><text:span text:style-name="T1">MCP Host</text:span></text:p></draw:text-box></draw:frame><draw:custom-shape text:anchor-type="paragraph" draw:z-index="3" draw:name="Shape 2" draw:style-name="gr7" draw:text-style-name="P6" svg:width="3.938cm" svg:height="3.049cm" svg:x="8.541cm" svg:y="2.4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name="Text Frame 2" draw:style-name="gr6" draw:text-style-name="P3" svg:width="2.597cm" svg:height="0.735cm" svg:x="9.176cm" svg:y="3.616cm"><draw:text-box><text:p text:style-name="P2"><text:span text:style-name="T1">MCP Server</text:span></text:p></draw:text-box></draw:frame><draw:custom-shape text:anchor-type="paragraph" draw:z-index="5" draw:name="Shape 3" draw:style-name="gr5" draw:text-style-name="P5" svg:width="2.858cm" svg:height="1.969cm" svg:x="14.552cm" svg:y="4.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" draw:name="Text Frame 4" draw:style-name="gr4" draw:text-style-name="P3" svg:width="2.068cm" svg:height="0.735cm" svg:x="15.039cm" svg:y="5.283cm"><draw:text-box><text:p text:style-name="P2"><text:span text:style-name="T1">REST API</text:span></text:p></draw:text-box></draw:frame><draw:custom-shape text:anchor-type="paragraph" draw:z-index="7" draw:name="Shape 4" draw:style-name="gr3" draw:text-style-name="P4" svg:width="2.308cm" svg:height="2.393cm" svg:x="14.764cm" svg:y="1.3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8" draw:name="Text Frame 5" draw:style-name="gr2" draw:text-style-name="P3" svg:width="1.964cm" svg:height="0.735cm" svg:x="15.039cm" svg:y="2.282cm"><draw:text-box><text:p text:style-name="P2"><text:span text:style-name="T1">Database</text:span></text:p></draw:text-box></draw:frame><draw:line text:anchor-type="paragraph" draw:z-index="9" draw:name="Line 3" draw:style-name="gr1" draw:text-style-name="P1" svg:x1="12.478cm" svg:y1="3.912cm" svg:x2="14.552cm" svg:y2="5.965cm"><text:p/></draw:line><draw:line text:anchor-type="paragraph" draw:z-index="10" draw:name="Line 1" draw:style-name="gr1" draw:text-style-name="P1" svg:x1="6.683cm" svg:y1="3.912cm" svg:x2="8.54cm" svg:y2="3.954cm"><text:p/></draw:line><draw:line text:anchor-type="paragraph" draw:z-index="11" draw:name="Line 2" draw:style-name="gr1" draw:text-style-name="P1" svg:x1="12.478cm" svg:y1="3.912cm" svg:x2="14.764cm" svg:y2="2.748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draw:marker draw:name="Arrow_20_short" draw:display-name="Arrow short" svg:viewBox="0 7 20 13" svg:d="M0 20l10-13 10 13z"/>
    <draw:marker draw:name="Concave_20_short" draw:display-name="Concave short" svg:viewBox="0 826 1131 754" svg:d="M566 826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9T22:05:50.682000000</meta:creation-date>
    <dc:date>2025-09-09T22:32:04.986000000</dc:date>
    <meta:editing-duration>PT26M1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6.7.2$Windows_X86_64 LibreOffice_project/dd47e4b30cb7dab30588d6c79c651f218165e3c5</meta:generator>
  </office:meta>
</office:document-meta>
</file>